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 style:list-style-name="L1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style:text-underline-style="none"/>
    </style:style>
    <style:style style:name="P10" style:family="paragraph" style:parent-style-name="Standard" style:list-style-name="L1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A partir du sujet 1 « empreintes numériques » :</text:p>
      <text:list xml:id="list1200860245" text:style-name="L1">
        <text:list-item>
          <text:p text:style-name="P6">Choisir une entreprise du numérique (définition large du secteur numérique)</text:p>
        </text:list-item>
        <text:list-item>
          <text:p text:style-name="P6">Réfléchir à son empreinte numérique et à comment la réduire</text:p>
        </text:list-item>
        <text:list-item>
          <text:p text:style-name="P6">Groupes de 3 ou 4 :</text:p>
          <text:list>
            <text:list-item>
              <text:p text:style-name="P6">Rendu final de 3 pages (hors page de garde) à envoyer par mail avant le dimanche 16 janvier 2022 à 23h59 :</text:p>
              <text:list>
                <text:list-item>
                  <text:p text:style-name="P6">Un mail par groupe avec comme objet de mail : nom de la classe + membres du groupe </text:p>
                </text:list-item>
              </text:list>
            </text:list-item>
            <text:list-item>
              <text:p text:style-name="P6">Présentation orale de 10 min lors d'une séance en janvier :</text:p>
              <text:list>
                <text:list-item>
                  <text:p text:style-name="P6">Pegasus mardi 18 janvier 2022 – 13h45 à 16h45</text:p>
                </text:list-item>
              </text:list>
            </text:list-item>
            <text:list-item>
              <text:p text:style-name="P6">Note finale composée à 50% du dossier à et 50% de l'oral</text:p>
            </text:list-item>
            <text:list-item>
              <text:p text:style-name="P6">Choix des groupes et des entreprises à m'envoyer par mail avant le vendredi 17 décembre (<text:a xlink:type="simple" xlink:href="mailto:evan.bertin@univ-paris13.fr" text:style-name="Internet_20_link" text:visited-style-name="Visited_20_Internet_20_Link"><text:span text:style-name="T1">evan.bertin@univ-paris13.fr</text:span></text:a><text:span text:style-name="T1">)</text:span></text:p>
            </text:list-item>
          </text:list>
        </text:list-item>
      </text:list>
      <text:p text:style-name="P7"/>
      <text:list xml:id="list2742453417173" text:continue-numbering="true" text:style-name="L1">
        <text:list-item>
          <text:p text:style-name="P8">Composition du dossier de la présentation orale :</text:p>
          <text:list>
            <text:list-item>
              <text:p text:style-name="P9">Description de l'entreprise sélectionnée (sa taille, son secteur, son nombre d'employés, sa présence sur les marchés, son modèle économique, ses innovations, etc.)</text:p>
            </text:list-item>
            <text:list-item>
              <text:p text:style-name="P9">Ou trouver ces informations ?</text:p>
              <text:list>
                <text:list-item>
                  <text:p text:style-name="P9">Page Wikipedia</text:p>
                </text:list-item>
                <text:list-item>
                  <text:p text:style-name="P9">site internet des entreprises</text:p>
                </text:list-item>
                <text:list-item>
                  <text:p text:style-name="P9">articles de presse (lesechos.fr) ou (latribune.fr)</text:p>
                </text:list-item>
                <text:list-item>
                  <text:p text:style-name="P9">articles sur sites d'ONG (comme multinationales.org)</text:p>
                </text:list-item>
                <text:list-item>
                  <text:p text:style-name="P9">EUROPRESSE</text:p>
                </text:list-item>
                <text:list-item>
                  <text:p text:style-name="P9">bibliothèque universitaire dans les ressources numériques sur l'ENT</text:p>
                </text:list-item>
                <text:list-item>
                  <text:p text:style-name="P9">Le Monde ou Le Monde diplomatique</text:p>
                </text:list-item>
                <text:list-item>
                  <text:p text:style-name="P9">ex : about.Netflix.fr </text:p>
                </text:list-item>
              </text:list>
            </text:list-item>
          </text:list>
        </text:list-item>
        <text:list-item>
          <text:p text:style-name="P8">Présentation de l'empreinte écologique de cette dernière :</text:p>
          <text:list>
            <text:list-item>
              <text:p text:style-name="P10">Définition de ce qu'on entend par « empreinte écologique » (s'appuyer sur le cours + vos recherches personnelles)</text:p>
            </text:list-item>
            <text:list-item>
              <text:p text:style-name="P10">Estimation de l'empreinte écologique n'a pas forcément besoin d'être précise (dépend des informations disponibles), il s'agit surtout d'expliquer en quoi les activités de l'entreprise peuvent être polluantes </text:p>
              <text:list>
                <text:list-item>
                  <text:p text:style-name="P10">croiser données de l'entreprise et sources indépendantes</text:p>
                </text:list-item>
              </text:list>
            </text:list-item>
          </text:list>
        </text:list-item>
        <text:list-item>
          <text:p text:style-name="P8">Formulation de préconisations pour réduire cette empreinte numérique :</text:p>
          <text:list>
            <text:list-item>
              <text:p text:style-name="P10">En listant les solutions déjà mises en place par l'entreprise (pouvant donner lieu à une critique de votre part)</text:p>
            </text:list-item>
            <text:list-item>
              <text:p text:style-name="P10">En proposant vos propres solutions ; soyez inventifs (tout en restant réalistes) !</text:p>
            </text:list-item>
          </text:list>
        </text:list-item>
      </text:list>
      <text:p text:style-name="P3"/>
      <text:p text:style-name="P3"/>
      <text:list xml:id="list2741050845366" text:continue-numbering="true" text:style-name="L1">
        <text:list-item>
          <text:p text:style-name="P10">Faire attention aux règles habituelles de présentation :</text:p>
          <text:list>
            <text:list-item>
              <text:p text:style-name="P10">Structurer le document écrit et oral : introduction avec annonce du plan, développement avec découpage clair en plusieurs parties, conclusion</text:p>
            </text:list-item>
            <text:list-item>
              <text:p text:style-name="P10">Toujours donner la source de ce que l'on dit : <text:span text:style-name="T3">mettre une bibliographie à la fin du document</text:span><text:span text:style-name="T2"> (mettre entre parenthèses l'auteur en dessous, l’œuvre et l'année) à la fin de la source </text:span></text:p>
            </text:list-item>
          </text:list>
        </text:list-item>
      </text:list>
      <text:p text:style-name="P5"/>
      <text:p text:style-name="P5">Guide : citer correctement ses sources – Attention au plagiat !</text:p>
      <text:p text:style-name="P5"/>
      <text:p text:style-name="P3"><text:span text:style-name="T2">Le document final sera soumis à un logiciel anti plagiat de l'université (</text:span><text:a xlink:type="simple" xlink:href="https://www.compilatio.net/" text:style-name="Internet_20_link" text:visited-style-name="Visited_20_Internet_20_Link"><text:span text:style-name="T2">https://www.compilatio.net</text:span></text:a><text:span text:style-name="T2">) qui calcule le taux de ressemblance entre notre texte et ce qui existe déjà.</text:span></text:p>
      <text:p text:style-name="P4">CITER LA SOURCE</text:p>
      <text:p text:style-name="P4"><text:soft-page-break/></text:p>
      <text:p text:style-name="P5">Comment éviter le plagiat ? → citez les sources que vous utilisez :</text:p>
      <text:p text:style-name="P5"/>
      <text:p text:style-name="P5">Lorsque vous reprenez, mot à mot, les propos d'une personnes ;</text:p>
      <text:p text:style-name="P5">Lorsque vous reformulez, dans vos propres mots, les propos d'une personne.</text:p>
      <text:p text:style-name="P5"><text:tab/>C'est ce que l'on appelle la paraphrase.</text:p>
      <text:p text:style-name="P5">Paraphrasez , réécrire la phrse et citer à la fin de la phrase entre parenthèses l'auteur et l'année et à la fin du diapo la bibliographie.</text:p>
      <text:p text:style-name="P5"/>
      <text:p text:style-name="P5"><text:a xlink:type="simple" xlink:href="https://www.zotero.org/" text:style-name="Internet_20_link" text:visited-style-name="Visited_20_Internet_20_Link">Https://www.zotero.org</text:a> </text:p>
      <text:p text:style-name="P5"><text:a xlink:type="simple" xlink:href="https://scholar.google.fr/" text:style-name="Internet_20_link" text:visited-style-name="Visited_20_Internet_20_Link">https://scholar.google.fr</text:a> </text:p>
      <text:p text:style-name="P5"/>
      <text:list text:style-name="L2">
        <text:list-item>
          <text:p text:style-name="P12">Pour la présentation orale : ne pas se mettre dos au public, balayer la salle des yeux, pas de téléphone autorisée pour la présentation, essayer de passer sans notes </text:p>
        </text:list-item>
      </text:list>
      <text:p text:style-name="P5"/>
      <text:p text:style-name="P4">réutilisez le terme de « sac à dos écologique »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runella ANDRIATSAHAVOJAONA</meta:initial-creator>
    <meta:creation-date>2021-12-09T13:52:20.06</meta:creation-date>
    <dc:date>2022-10-28T00:27:40.536000000</dc:date>
    <meta:editing-duration>PT33M22S</meta:editing-duration>
    <meta:editing-cycles>46</meta:editing-cycles>
    <meta:generator>LibreOffice/7.4.1.2$Windows_X86_64 LibreOffice_project/3c58a8f3a960df8bc8fd77b461821e42c061c5f0</meta:generator>
    <meta:document-statistic meta:table-count="0" meta:image-count="0" meta:object-count="0" meta:page-count="2" meta:paragraph-count="43" meta:word-count="536" meta:character-count="3194" meta:non-whitespace-character-count="2722"/>
  </office:meta>
</office:document-meta>
</file>